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vertical-align="middle" loext:vertical-justify="auto"/>
    </style:style>
    <style:style style:name="ce5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6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wrap-option="wrap" style:vertical-align="middle" loext:vertical-justify="auto"/>
    </style:style>
    <style:style style:name="ce7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1" style:family="table-cell" style:parent-style-name="Default">
      <style:table-cell-properties fo:wrap-option="wrap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63"/>
        <table:table-column table:style-name="co4" table:default-cell-style-name="ce47"/>
        <table:table-column table:style-name="co4" table:default-cell-style-name="ce72"/>
        <table:table-column table:style-name="co4" table:number-columns-repeated="1009" table:default-cell-style-name="ce47"/>
        <table:table-column table:style-name="co4" table:number-columns-repeated="3" table:default-cell-style-name="ce54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5" office:value-type="float" office:value="35881" calcext:value-type="float">
            <text:p>35881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56" office:value-type="string" calcext:value-type="string">
            <text:p>20130711_XXXX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0" office:value-type="string" calcext:value-type="string">
            <text:p>Note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59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59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59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59"/>
          <table:table-cell table:style-name="Default" table:number-columns-repeated="2"/>
          <table:table-cell table:style-name="ce72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/>
          <table:table-cell table:style-name="ce57" table:number-columns-spanned="4" table:number-rows-spanned="1"/>
          <table:covered-table-cell table:number-columns-repeated="2"/>
          <table:covered-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65"/>
          <table:table-cell table:style-name="ce49"/>
          <table:table-cell table:style-name="ce73"/>
          <table:table-cell table:style-name="ce54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style-name="ce54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74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3"/>
          <table:table-cell table:number-columns-repeated="1016"/>
        </table:table-row>
        <table:table-row table:style-name="ro2">
          <table:table-cell table:style-name="ce50"/>
          <table:table-cell table:style-name="ce58"/>
          <table:table-cell table:style-name="ce71"/>
          <table:table-cell table:style-name="ce54"/>
          <table:table-cell table:style-name="ce75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66"/>
          <table:table-cell table:style-name="ce49"/>
          <table:table-cell table:style-name="ce73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4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09:31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2:12:58.613000000</dc:date>
    <meta:editing-duration>P1DT9H29M54S</meta:editing-duration>
    <meta:editing-cycles>55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